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, 'Arial Unicode MS'" style:font-charset="x-symbol"/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 fo:background-color="#ffff00"/>
    </style:style>
    <style:style style:name="P3" style:family="paragraph" style:parent-style-name="Standard" style:list-style-name="L1">
      <style:text-properties style:text-line-through-style="solid"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ci la liste en vrac des fonctionnalités qui ont été proposées :</text:p>
      <text:p text:style-name="P1"/>
      <text:list text:style-name="L1">
        <text:list-item>
          <text:p text:style-name="P2">L'application fonctionne sur le mode client-serveur</text:p>
        </text:list-item>
        <text:list-item>
          <text:p text:style-name="P2">L'application attend l'arrivé de déclencheur en provenance du réseau informatique</text:p>
        </text:list-item>
        <text:list-item>
          <text:p text:style-name="P2">A la réception d'un déclencheur, l'application initie la phase d'appel téléphonique contextuelle (alarme sismique, alarme réseau électrique, alarme informatique, etc.)</text:p>
        </text:list-item>
        <text:list-item>
          <text:p text:style-name="P2">L'application dispose de plusieurs listes d'appel contextuelles (personnel d'astreinte, équipe technique, électronicien) pour la phase d'appel</text:p>
        </text:list-item>
        <text:list-item>
          <text:p text:style-name="P2">L'application commence par appeler le premier numéro de la liste d'appel</text:p>
        </text:list-item>
        <text:list-item>
          <text:p text:style-name="P2">Un message vocal contextuel est délivré en fonction du déclenchement</text:p>
        </text:list-item>
        <text:list-item>
          <text:p text:style-name="P2">Il faut saisir une séquence de confirmation lorsque l'on est appelé</text:p>
        </text:list-item>
        <text:list-item>
          <text:p text:style-name="P2">Tant que la séquence de confirmation n'est pas entrée, l'application continue de téléphoner aux numéros de la liste d'appel</text:p>
        </text:list-item>
        <text:list-item>
          <text:p text:style-name="P2">Quand la fin de la liste d'appel est atteinte, l'application recommence au début</text:p>
        </text:list-item>
        <text:list-item>
          <text:p text:style-name="P2">L'application doit laisser sonner un nombre maximum de fois avant d'abandonner</text:p>
        </text:list-item>
        <text:list-item>
          <text:p text:style-name="P2">L'application doit déterminer lorsqu'un répondeur prend l'appel et abandonner l'appel</text:p>
        </text:list-item>
        <text:list-item>
          <text:p text:style-name="P2">L'application doit raccrocher tout appel décroché au bout d'un certain délai, que l'utilisateur ait ou non entré la séquence de confirmation (pour libérer la ligne et passer à l'appel suivant)</text:p>
        </text:list-item>
        <text:list-item>
          <text:p text:style-name="P2">Un journal des appels/évènements enregistre l'historique des appels (appels échoués, appels sur répondeur, appel réussis mais non confirmés, appels réussis et confirmés, etc.), accessible sur le Web</text:p>
        </text:list-item>
        <text:list-item>
          <text:p text:style-name="P2">Le journal enregistre aussi l'arrivée des déclencheurs (origine, application qui l'a généré, etc.)</text:p>
        </text:list-item>
        <text:list-item>
          <text:p text:style-name="P2">Il faut un éditeur d'annuaire et de listes d'appels</text:p>
        </text:list-item>
        <text:list-item>
          <text:p text:style-name="P2">Les listes d'appels et annuaires doivent être persistantes (enregistrées sous forme de fichiers ASCII ou dans une base de données)</text:p>
        </text:list-item>
        <text:list-item>
          <text:p text:style-name="P2">Interconnexion possible avec un annuaire LDAP</text:p>
        </text:list-item>
        <text:list-item>
          <text:p text:style-name="P2">Modifier l'annuaire et les listes d'alarmes à distance (via le Web)</text:p>
        </text:list-item>
        <text:list-item>
          <text:p text:style-name="P2">Deux lignes de sortie : une ligne RTC et une ligne GSM</text:p>
        </text:list-item>
        <text:list-item>
          <text:p text:style-name="P2">L'application doit pouvoir gérer files d'attente pour les déclencheurs (lors du traitement d'une alarme, mettre les autres en attente)</text:p>
        </text:list-item>
        <text:list-item>
          <text:p text:style-name="P2">L'application doit gérer les priorités des déclencheurs (optionel?)</text:p>
        </text:list-item>
        <text:list-item>
          <text:p text:style-name="P3">Définition de plages horaires d'appel</text:p>
        </text:list-item>
        <text:list-item>
          <text:p text:style-name="P2">Un déclencheur contient une liste de numéros de téléphone ou bien une référence à une liste existante sur le serveur d'application.</text:p>
        </text:list-item>
        <text:list-item>
          <text:p text:style-name="P2">Fournir un guide de développement pour les aplications de surveillance qui émettent les déclenche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, 'Arial Unicode MS'" style:font-charset="x-symbol"/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8-01-09T10:48:23</meta:creation-date>
    <dc:creator>boissier</dc:creator>
    <dc:date>2008-02-21T12:48:04</dc:date>
    <dc:language>en-US</dc:language>
    <meta:editing-cycles>4</meta:editing-cycles>
    <meta:editing-duration>PT7H29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344" meta:character-count="2384"/>
  </office:meta>
</office:document-meta>
</file>